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enlo" svg:font-family="Menlo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Preformatted_20_Text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style:font-name="Menlo" fo:font-size="8.85000038146973pt" fo:letter-spacing="normal" fo:font-style="normal" fo:font-weight="normal"/>
    </style:style>
    <style:style style:name="P4" style:family="paragraph" style:parent-style-name="Preformatted_20_Text">
      <style:paragraph-properties fo:margin-top="0cm" fo:margin-bottom="0cm" fo:orphans="2" fo:widows="2"/>
      <style:text-properties fo:font-variant="normal" fo:text-transform="none" fo:color="#000000" style:font-name="Menlo" fo:font-size="8.85000038146973pt" fo:letter-spacing="normal" fo:font-style="normal" fo:font-weight="normal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Heading_20_1" style:master-page-name="First_20_Page">
      <style:paragraph-properties style:page-number="auto"/>
    </style:style>
    <style:style style:name="P7" style:family="paragraph" style:parent-style-name="Preformatted_20_Text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style:font-name="Menlo" fo:font-size="8.85000038146973pt" fo:letter-spacing="normal" fo:font-style="normal" fo:font-weight="normal"/>
    </style:style>
    <style:style style:name="P8" style:family="paragraph" style:parent-style-name="Preformatted_20_Text">
      <style:paragraph-properties fo:margin-top="0cm" fo:margin-bottom="0cm" fo:orphans="2" fo:widows="2"/>
      <style:text-properties fo:font-variant="normal" fo:text-transform="none" fo:color="#000000" style:font-name="Menlo" fo:font-size="8.85000038146973pt" fo:letter-spacing="normal" fo:font-style="normal" fo:font-weight="normal"/>
    </style:style>
    <style:style style:name="P9" style:family="paragraph" style:parent-style-name="Preformatted_20_Text">
      <style:paragraph-properties fo:margin-top="0cm" fo:margin-bottom="0cm" fo:orphans="2" fo:widows="2" fo:padding="0.074cm" fo:border-left="none" fo:border-right="none" fo:border-top="none" fo:border-bottom="0.002cm solid #000000" style:join-border="false"/>
    </style:style>
    <style:style style:name="P10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000000" style:font-name="Menlo" fo:font-size="8.85000038146973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262214208934523" text:style-name="Outline">
        <text:list-item>
          <text:h text:style-name="P6" text:outline-level="1">GO</text:h>
        </text:list-item>
        <text:list-item>
          <text:h text:style-name="Heading_20_1" text:outline-level="1">,</text:h>
        </text:list-item>
      </text:list>
      <text:p text:style-name="Standard"/>
      <text:p text:style-name="Standard">Objetivo:</text:p>
      <text:p text:style-name="Standard"/>
      <text:p text:style-name="Standard">F.Creación: 19-2-2019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>x := []int{7, 9, 42}</text:p>
      <text:p text:style-name="Standard"><text:tab/>fmt.Println(x)</text:p>
      <text:p text:style-name="Standard"/>
      <text:p text:style-name="Standard"><text:tab/>y := make([]int, 0, 100)</text:p>
      <text:p text:style-name="Standard"><text:tab/>y = append(y, 8)</text:p>
      <text:p text:style-name="Standard"/>
      <text:p text:style-name="Standard">x := []int{7, 9, 42}</text:p>
      <text:p text:style-name="Standard"><text:tab/>for i, _ := range x {</text:p>
      <text:p text:style-name="Standard"><text:tab/><text:tab/>fmt.Println(i, "-", x[i])</text:p>
      <text:p text:style-name="Standard"><text:tab/>}</text:p>
      <text:p text:style-name="Standard"/>
      <text:p text:style-name="Standard"><text:tab/>y := make([]int, 0, 10)</text:p>
      <text:p text:style-name="Standard"><text:tab/>y = append(y, 777)</text:p>
      <text:p text:style-name="Standard"><text:tab/></text:p>
      <text:p text:style-name="Standard"><text:tab/>for i, v := range y {</text:p>
      <text:p text:style-name="Standard"><text:tab/><text:tab/>fmt.Println(i, "-", v)</text:p>
      <text:p text:style-name="P5"><text:tab/>}</text:p>
      <text:p text:style-name="Standard">x := map[string]int{"Todd": 45, "Nina": 25, "Patrick": 27}</text:p>
      <text:p text:style-name="Standard"><text:tab/>for k, v := range x {</text:p>
      <text:p text:style-name="Standard"><text:tab/><text:tab/>fmt.Println(k, "-", v)</text:p>
      <text:p text:style-name="Standard"><text:tab/>}</text:p>
      <text:p text:style-name="P3">Patrick - 27</text:p>
      <text:p text:style-name="P4">Todd - 45</text:p>
      <text:p text:style-name="P4">Nina - 25</text:p>
      <text:p text:style-name="Standard"/>
      <text:p text:style-name="Standard"/>
      <text:p text:style-name="Standard">x := map[string]int{"Todd": 45, "Nina": 25, "Patrick": 27}</text:p>
      <text:p text:style-name="Standard"><text:tab/>for k, _ := range x {</text:p>
      <text:p text:style-name="Standard"><text:tab/><text:tab/>fmt.Println(k, "-", x[k])</text:p>
      <text:p text:style-name="Standard"><text:tab/>}</text:p>
      <text:p text:style-name="Standard"/>
      <text:p text:style-name="Standard"><text:soft-page-break/>x := map[string]int{"Todd": 45, "Nina": 25, "Patrick": 27}</text:p>
      <text:p text:style-name="Standard"><text:tab/>fmt.Printf("%T\n", x)</text:p>
      <text:p text:style-name="Standard"/>
      <text:p text:style-name="Standard">y := make(map[string]string)</text:p>
      <text:p text:style-name="Standard"><text:tab/>y["James"] = "007"</text:p>
      <text:p text:style-name="P5"><text:tab/>fmt.Println(y["James"])</text:p>
      <text:p text:style-name="Standard">type person struct {</text:p>
      <text:p text:style-name="Standard"><text:tab/>fName string</text:p>
      <text:p text:style-name="Standard"><text:tab/>lName string</text:p>
      <text:p text:style-name="Standard">}</text:p>
      <text:p text:style-name="Standard"/>
      <text:p text:style-name="Standard">func main() {</text:p>
      <text:p text:style-name="Standard"><text:tab/>// composite literal; struct literal</text:p>
      <text:p text:style-name="Standard"><text:tab/>p1 := person{"Todd", "McLeod"}</text:p>
      <text:p text:style-name="Standard"><text:tab/>p2 := person{"Nina", "Simone"}</text:p>
      <text:p text:style-name="Standard"><text:tab/><text:tab/></text:p>
      <text:p text:style-name="Standard"/>
      <text:p text:style-name="Standard">func (m person) speak() {</text:p>
      <text:p text:style-name="Standard"><text:tab/>fmt.Println("Hello, my name is", m.fName)</text:p>
      <text:p text:style-name="P5">} </text:p>
      <text:p text:style-name="Standard">type square struct {</text:p>
      <text:p text:style-name="Standard"><text:tab/>side float64</text:p>
      <text:p text:style-name="Standard">}</text:p>
      <text:p text:style-name="Standard"/>
      <text:p text:style-name="Standard">func (s square) area() float64 {</text:p>
      <text:p text:style-name="Standard"><text:tab/>return s.side * s.side</text:p>
      <text:p text:style-name="Standard">}</text:p>
      <text:p text:style-name="Standard"/>
      <text:p text:style-name="Standard">type circle struct {</text:p>
      <text:p text:style-name="Standard"><text:tab/>radius float64</text:p>
      <text:p text:style-name="Standard"><text:soft-page-break/>}</text:p>
      <text:p text:style-name="Standard"/>
      <text:p text:style-name="Standard">func (c circle) area() float64 {</text:p>
      <text:p text:style-name="Standard"><text:tab/>return math.Pi * c.radius * c.radius</text:p>
      <text:p text:style-name="Standard">}</text:p>
      <text:p text:style-name="Standard"/>
      <text:p text:style-name="Standard">type shape interface {</text:p>
      <text:p text:style-name="Standard"><text:tab/>area() float64</text:p>
      <text:p text:style-name="Standard">}</text:p>
      <text:p text:style-name="Standard"/>
      <text:p text:style-name="Standard">func printArea(x shape) {</text:p>
      <text:p text:style-name="Standard"><text:tab/>fmt.Println("My area is:", x.area())</text:p>
      <text:p text:style-name="Standard">}</text:p>
      <text:p text:style-name="Standard"/>
      <text:p text:style-name="Standard">func main() {</text:p>
      <text:p text:style-name="Standard"><text:tab/>s1 := square{10}</text:p>
      <text:p text:style-name="Standard"><text:tab/>c1 := circle{4}</text:p>
      <text:p text:style-name="Standard"><text:tab/>printArea(s1)</text:p>
      <text:p text:style-name="Standard"><text:tab/>printArea(c1)</text:p>
      <text:p text:style-name="P5">}</text:p>
      <text:p text:style-name="Standard">func vomit(h humanoid) {</text:p>
      <text:p text:style-name="Standard"><text:tab/>fmt.Printf("%T\n", h)</text:p>
      <text:p text:style-name="Standard"><text:tab/>fmt.Println(h)</text:p>
      <text:p text:style-name="Standard"><text:tab/> switch v := h.(type) {</text:p>
      <text:p text:style-name="Standard"><text:s text:c="20"/>case person:</text:p>
      <text:p text:style-name="Standard"><text:s text:c="28"/>fmt.Println(v.fName)</text:p>
      <text:p text:style-name="Standard"><text:s text:c="20"/>case secretAgent:</text:p>
      <text:p text:style-name="Standard"><text:s text:c="28"/>fmt.Println(v.fName)</text:p>
      <text:p text:style-name="Standard"><text:s text:c="20"/>default:</text:p>
      <text:p text:style-name="Standard"><text:s text:c="28"/>fmt.Println("unknown")</text:p>
      <text:p text:style-name="Standard"><text:soft-page-break/><text:s text:c="12"/>}</text:p>
      <text:p text:style-name="P5">}</text:p>
      <text:p text:style-name="Standard">type person struct {</text:p>
      <text:p text:style-name="Standard"><text:tab/>fName <text:s text:c="2"/>string</text:p>
      <text:p text:style-name="Standard"><text:tab/>lName <text:s text:c="2"/>string</text:p>
      <text:p text:style-name="Standard"><text:tab/>favFood []string</text:p>
      <text:p text:style-name="Standard">}</text:p>
      <text:p text:style-name="Standard"/>
      <text:p text:style-name="Standard">func main() {</text:p>
      <text:p text:style-name="Standard"><text:tab/>p1 := person{</text:p>
      <text:p text:style-name="Standard"><text:tab/><text:tab/>"Todd",</text:p>
      <text:p text:style-name="Standard"><text:tab/><text:tab/>"McLeod",</text:p>
      <text:p text:style-name="Standard"><text:tab/><text:tab/>[]string{"carrots", "oranges", "peaches", "strawberries"},</text:p>
      <text:p text:style-name="P5"><text:tab/>}</text:p>
      <text:p text:style-name="Standard">func (g person) walk() string {</text:p>
      <text:p text:style-name="Standard"><text:tab/>return fmt.Sprintln(g.fName, "is walking")</text:p>
      <text:p text:style-name="P5">}</text:p>
      <text:p text:style-name="Standard"><text:tab/>t1 := truck{</text:p>
      <text:p text:style-name="Standard"><text:tab/><text:tab/>vehicle{</text:p>
      <text:p text:style-name="Standard"><text:tab/><text:tab/><text:tab/>2,</text:p>
      <text:p text:style-name="Standard"><text:tab/><text:tab/><text:tab/>"red",</text:p>
      <text:p text:style-name="Standard"><text:tab/><text:tab/>},</text:p>
      <text:p text:style-name="Standard"><text:tab/><text:tab/>true,</text:p>
      <text:p text:style-name="P5"><text:tab/>}</text:p>
      <text:p text:style-name="P5">type gator int</text:p>
      <text:p text:style-name="P5"/>
      <text:p text:style-name="Standard">type gator int</text:p>
      <text:p text:style-name="Standard"/>
      <text:p text:style-name="Standard">func main() {</text:p>
      <text:p text:style-name="Standard"><text:soft-page-break/><text:tab/>var g1 gator</text:p>
      <text:p text:style-name="Standard"><text:s text:c="8"/>fmt.Println(g1)</text:p>
      <text:p text:style-name="Standard"><text:tab/>fmt.Printf("%T\n", g1)</text:p>
      <text:p text:style-name="Standard"/>
      <text:p text:style-name="Standard"><text:tab/>var x int</text:p>
      <text:p text:style-name="Standard"><text:tab/>fmt.Println(x)</text:p>
      <text:p text:style-name="Standard"><text:tab/>fmt.Printf("%T\n", x)</text:p>
      <text:p text:style-name="Standard"/>
      <text:p text:style-name="Standard"/>
      <text:p text:style-name="Standard"><text:tab/>x = int(g1)</text:p>
      <text:p text:style-name="Standard">}</text:p>
      <text:p text:style-name="P3">0</text:p>
      <text:p text:style-name="P4">main.gator</text:p>
      <text:p text:style-name="P4">0</text:p>
      <text:p text:style-name="P9"><text:span text:style-name="T3">int</text:span></text:p>
      <text:p text:style-name="Standard">package main</text:p>
      <text:p text:style-name="Standard"/>
      <text:p text:style-name="Standard">import (</text:p>
      <text:p text:style-name="Standard"><text:tab/>"fmt"</text:p>
      <text:p text:style-name="Standard"><text:tab/>"math/rand"</text:p>
      <text:p text:style-name="Standard"><text:tab/>"time"</text:p>
      <text:p text:style-name="Standard">)</text:p>
      <text:p text:style-name="Standard"/>
      <text:p text:style-name="Standard">func main() {</text:p>
      <text:p text:style-name="Standard"><text:tab/>rand.Seed(time.Now().Unix())</text:p>
      <text:p text:style-name="Standard"><text:tab/>x := rand.Intn(12)</text:p>
      <text:p text:style-name="Standard"><text:tab/>fmt.Println(x)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enlo" svg:font-family="Menlo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5</text:page-number><text:span text:style-name="MT2"> de </text:span><text:page-count style:num-format="1">6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5</meta:editing-cycles>
    <meta:creation-date>2019-04-19T22:37:17</meta:creation-date>
    <meta:editing-duration>PT2H52M54S</meta:editing-duration>
    <meta:generator>OpenOffice/4.1.6$Unix OpenOffice.org_project/416m1$Build-9790</meta:generator>
    <meta:initial-creator>Máximo Meza</meta:initial-creator>
    <dc:date>2019-04-20T12:52:08</dc:date>
    <dc:creator>Máximo Meza</dc:creator>
    <meta:document-statistic meta:table-count="0" meta:image-count="0" meta:object-count="0" meta:page-count="6" meta:paragraph-count="134" meta:word-count="344" meta:character-count="22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